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556cm" fo:min-width="5.606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466cm" fo:min-width="7.516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466cm" fo:min-width="5.016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556cm" fo:min-width="6.806cm"/>
    </style:style>
    <style:style style:name="gr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85cm" fo:min-width="16.4cm"/>
    </style:style>
    <style:style style:name="gr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8.75cm" fo:min-width="16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Arial" fo:font-size="11pt"/>
    </style:style>
    <style:style style:name="P2" style:family="paragraph">
      <loext:graphic-properties draw:fill-color="#dddddd"/>
      <style:paragraph-properties fo:text-align="center"/>
      <style:text-properties style:font-name="Arial" fo:font-size="11pt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6.3cm" svg:height="2cm" svg:x="11.1cm" svg:y="11.5cm">
          <text:p text:style-name="P1">ManagerM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2cm" svg:height="1.9cm" svg:x="10.6cm" svg:y="7.1cm">
          <text:p text:style-name="P1">AutonomiccsSystemVmDeployment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3cm" svg:height="2cm" svg:x="3.6cm" svg:y="14.5cm">
          <text:p text:style-name="P1">JadeScriptBuil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7cm" svg:height="1.9cm" svg:x="4.2cm" svg:y="7.1cm">
          <text:p text:style-name="P1">SshUti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7.5cm" svg:height="2cm" svg:x="6cm" svg:y="17.3cm">
          <text:p text:style-name="P1">PlataformAgentUserRegister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6.9cm" svg:height="4.1cm" svg:x="2.7cm" svg:y="5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6.9cm" svg:height="9cm" svg:x="2.7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cm" svg:height="2cm" svg:x="10.7cm" svg:y="14.5cm">
          <text:p text:style-name="P1">AgentAccount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8.177cm" svg:height="0.962cm" svg:x="2.523cm" svg:y="5.8cm">
          <draw:text-box>
            <text:p>Autonomic Plugin Common</text:p>
          </draw:text-box>
        </draw:frame>
        <draw:frame draw:style-name="gr7" draw:text-style-name="P4" draw:layer="layout" svg:width="8.744cm" svg:height="0.962cm" svg:x="2.556cm" svg:y="10.8cm">
          <draw:text-box>
            <text:p>Autonomic Mas Management</text:p>
          </draw:text-box>
        </draw:frame>
        <draw:line draw:style-name="gr8" draw:text-style-name="P5" draw:layer="layout" svg:x1="14cm" svg:y1="11.5cm" svg:x2="7cm" svg:y2="9cm">
          <text:p/>
        </draw:line>
        <draw:line draw:style-name="gr8" draw:text-style-name="P5" draw:layer="layout" svg:x1="14.6cm" svg:y1="11.5cm" svg:x2="14.6cm" svg:y2="9cm">
          <text:p/>
        </draw:line>
        <draw:line draw:style-name="gr8" draw:text-style-name="P5" draw:layer="layout" svg:x1="14.6cm" svg:y1="13.5cm" svg:x2="14.6cm" svg:y2="14.5cm">
          <text:p/>
        </draw:line>
        <draw:line draw:style-name="gr8" draw:text-style-name="P5" draw:layer="layout" svg:x1="14.2cm" svg:y1="13.5cm" svg:x2="6.6cm" svg:y2="1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10:28:21.552000000</meta:creation-date>
    <dc:date>2016-06-12T12:15:03.569000000</dc:date>
    <meta:editing-duration>PT6M20S</meta:editing-duration>
    <meta:editing-cycles>2</meta:editing-cycles>
    <meta:generator>LibreOffice/5.1.0.3$Windows_x86 LibreOffice_project/5e3e00a007d9b3b6efb6797a8b8e57b51ab1f737</meta:generator>
    <meta:document-statistic meta:object-count="14"/>
  </office:meta>
</office:document-meta>
</file>